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officeooo:paragraph-rsid="001c0208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5802bf" officeooo:paragraph-rsid="004b9969" style:font-size-asian="12pt" style:font-style-asian="italic" style:font-weight-asian="normal" style:font-size-complex="12pt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60c47" officeooo:paragraph-rsid="00335e4f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officeooo:rsid="00360c47" officeooo:paragraph-rsid="00335e4f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fo:font-weight="bold" officeooo:rsid="00335e4f" officeooo:paragraph-rsid="004ed4c3" style:font-weight-asian="bold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335e4f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5acbaf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565a54"/>
    </style:style>
    <style:style style:name="P9" style:family="paragraph" style:parent-style-name="Standard" style:list-style-name="L2">
      <style:paragraph-properties fo:text-align="start" style:justify-single-word="false"/>
      <style:text-properties officeooo:paragraph-rsid="00565a54"/>
    </style:style>
    <style:style style:name="P10" style:family="paragraph" style:parent-style-name="Standard" style:list-style-name="L3">
      <style:paragraph-properties fo:text-align="start" style:justify-single-word="false"/>
      <style:text-properties officeooo:paragraph-rsid="00565a54"/>
    </style:style>
    <style:style style:name="P11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rsid="00565a54" officeooo:paragraph-rsid="0058276b"/>
    </style:style>
    <style:style style:name="P12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rsid="00565a54" officeooo:paragraph-rsid="00565a54"/>
    </style:style>
    <style:style style:name="P13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rsid="00565a54" officeooo:paragraph-rsid="005f13e0"/>
    </style:style>
    <style:style style:name="P14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rsid="00565a54" officeooo:paragraph-rsid="005a93f4"/>
    </style:style>
    <style:style style:name="P15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rsid="00565a54" officeooo:paragraph-rsid="005acbaf"/>
    </style:style>
    <style:style style:name="P1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rsid="00565a54" officeooo:paragraph-rsid="0058dc7f"/>
    </style:style>
    <style:style style:name="P17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officeooo:rsid="00565a54" officeooo:paragraph-rsid="00565a54"/>
    </style:style>
    <style:style style:name="P18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fo:font-weight="normal" officeooo:rsid="00565a54" officeooo:paragraph-rsid="00565a54" style:font-weight-asian="normal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fo:font-weight="normal" officeooo:rsid="00565a54" officeooo:paragraph-rsid="0062b20c" style:font-weight-asian="normal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rsid="0058dc7f" officeooo:paragraph-rsid="0058dc7f"/>
    </style:style>
    <style:style style:name="P21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a93f4" officeooo:paragraph-rsid="005acbaf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rsid="005a93f4" officeooo:paragraph-rsid="005a93f4"/>
    </style:style>
    <style:style style:name="P23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rsid="005b7065" officeooo:paragraph-rsid="005b7065"/>
    </style:style>
    <style:style style:name="P24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rsid="005b7065" officeooo:paragraph-rsid="005c47cd"/>
    </style:style>
    <style:style style:name="P25" style:family="paragraph" style:parent-style-name="Standard" style:list-style-name="L1">
      <style:paragraph-properties fo:text-align="start" style:justify-single-word="false"/>
      <style:text-properties fo:font-weight="normal" officeooo:paragraph-rsid="00565a54" style:font-weight-asian="normal" style:font-weight-complex="normal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58276b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58dc7f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5a93f4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5acbaf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5c47cd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normal" officeooo:rsid="0062b20c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360c47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4b1ed4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38be2a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4ed4c3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58276b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5a93f4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58dc7f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5acbaf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5c47cd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5da49c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6482dc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style:font-size-asian="12pt" style:font-size-complex="12pt"/>
    </style:style>
    <style:style style:name="T22" style:family="text">
      <style:text-properties style:font-name="DejaVu Sans Condensed" fo:font-size="12pt" officeooo:rsid="005a93f4" style:font-size-asian="12pt" style:font-size-complex="12pt"/>
    </style:style>
    <style:style style:name="T23" style:family="text">
      <style:text-properties style:font-name="DejaVu Sans Condensed" fo:font-size="12pt" officeooo:rsid="0058276b" style:font-size-asian="12pt" style:font-size-complex="12pt"/>
    </style:style>
    <style:style style:name="T24" style:family="text">
      <style:text-properties style:font-name="DejaVu Sans Condensed" fo:font-size="12pt" fo:font-style="normal" style:font-size-asian="12pt" style:font-style-asian="normal" style:font-size-complex="12pt" style:font-style-complex="normal"/>
    </style:style>
    <style:style style:name="T25" style:family="text">
      <style:text-properties style:font-name="DejaVu Sans Condensed" fo:font-size="12pt" fo:font-style="normal" officeooo:rsid="004ed4c3" style:font-size-asian="12pt" style:font-style-asian="normal" style:font-size-complex="12pt" style:font-style-complex="normal"/>
    </style:style>
    <style:style style:name="T26" style:family="text">
      <style:text-properties style:font-name="DejaVu Sans Condensed" fo:font-size="12pt" fo:font-style="normal" officeooo:rsid="005802bf" style:font-size-asian="12pt" style:font-style-asian="normal" style:font-size-complex="12pt" style:font-style-complex="normal"/>
    </style:style>
    <style:style style:name="T27" style:family="text">
      <style:text-properties style:font-name="DejaVu Sans Condensed" fo:font-size="12pt" fo:font-style="normal" officeooo:rsid="004b9969" style:font-size-asian="12pt" style:font-style-asian="normal" style:font-size-complex="12pt" style:font-style-complex="normal"/>
    </style:style>
    <style:style style:name="T28" style:family="text">
      <style:text-properties style:font-name="DejaVu Sans Condensed" fo:font-size="12pt" fo:font-style="normal" officeooo:rsid="005b7065" style:font-size-asian="12pt" style:font-style-asian="normal" style:font-size-complex="12pt" style:font-style-complex="normal"/>
    </style:style>
    <style:style style:name="T29" style:family="text">
      <style:text-properties style:text-underline-style="none" fo:font-weight="normal" style:font-weight-asian="normal" style:font-weight-complex="normal"/>
    </style:style>
    <style:style style:name="T30" style:family="text">
      <style:text-properties style:text-underline-style="none" fo:font-weight="normal" officeooo:rsid="0045eea0" style:font-weight-asian="normal" style:font-weight-complex="normal"/>
    </style:style>
    <style:style style:name="T31" style:family="text">
      <style:text-properties style:text-line-through-style="none" style:text-line-through-type="none" style:font-name="DejaVu Sans Condensed" fo:font-size="12pt" fo:font-weight="normal" officeooo:rsid="00565a54" style:font-size-asian="12pt" style:font-weight-asian="normal" style:font-size-complex="12pt" style:font-weight-complex="normal"/>
    </style:style>
    <style:style style:name="T32" style:family="text">
      <style:text-properties style:text-line-through-style="none" style:text-line-through-type="none" style:font-name="DejaVu Sans Condensed" fo:font-size="12pt" fo:font-weight="normal" officeooo:rsid="00338d23" style:font-size-asian="12pt" style:font-weight-asian="normal" style:font-size-complex="12pt" style:font-weight-complex="normal"/>
    </style:style>
    <style:style style:name="T33" style:family="text">
      <style:text-properties style:text-line-through-style="none" style:text-line-through-type="none" style:font-name="DejaVu Sans Condensed" fo:font-size="12pt" fo:font-weight="normal" officeooo:rsid="0058276b" style:font-size-asian="12pt" style:font-weight-asian="normal" style:font-size-complex="12pt" style:font-weight-complex="normal"/>
    </style:style>
    <style:style style:name="T34" style:family="text">
      <style:text-properties style:text-line-through-style="none" style:text-line-through-type="none" style:font-name="DejaVu Sans Condensed" fo:font-size="12pt" fo:font-weight="normal" officeooo:rsid="0058dc7f" style:font-size-asian="12pt" style:font-weight-asian="normal" style:font-size-complex="12pt" style:font-weight-complex="normal"/>
    </style:style>
    <style:style style:name="T35" style:family="text">
      <style:text-properties style:text-line-through-style="none" style:text-line-through-type="none" style:font-name="DejaVu Sans Condensed" fo:font-size="12pt" fo:font-weight="normal" officeooo:rsid="005acbaf" style:font-size-asian="12pt" style:font-weight-asian="normal" style:font-size-complex="12pt" style:font-weight-complex="normal"/>
    </style:style>
    <style:style style:name="T36" style:family="text">
      <style:text-properties style:text-line-through-style="none" style:text-line-through-type="none" style:font-name="DejaVu Sans Condensed" fo:font-size="12pt" fo:font-weight="bold" officeooo:rsid="002de971" style:font-size-asian="12pt" style:font-weight-asian="bold" style:font-size-complex="12pt" style:font-weight-complex="bold"/>
    </style:style>
    <style:style style:name="T37" style:family="text">
      <style:text-properties style:text-line-through-style="none" style:text-line-through-type="none" style:font-name="DejaVu Sans Condensed" fo:font-size="12pt" fo:font-weight="bold" officeooo:rsid="00338d23" style:font-size-asian="12pt" style:font-weight-asian="bold" style:font-size-complex="12pt" style:font-weight-complex="bold"/>
    </style:style>
    <style:style style:name="T38" style:family="text">
      <style:text-properties style:text-line-through-style="none" style:text-line-through-type="none" style:font-name="DejaVu Sans Condensed" fo:font-size="12pt" fo:font-weight="bold" officeooo:rsid="0058276b" style:font-size-asian="12pt" style:font-weight-asian="bold" style:font-size-complex="12pt" style:font-weight-complex="bold"/>
    </style:style>
    <style:style style:name="T39" style:family="text">
      <style:text-properties style:text-line-through-style="none" style:text-line-through-type="none" style:font-name="DejaVu Sans Condensed" fo:font-size="12pt" fo:font-weight="bold" officeooo:rsid="005a93f4" style:font-size-asian="12pt" style:font-weight-asian="bold" style:font-size-complex="12pt" style:font-weight-complex="bold"/>
    </style:style>
    <style:style style:name="T40" style:family="text">
      <style:text-properties style:text-line-through-style="none" style:text-line-through-type="none" style:font-name="DejaVu Sans Condensed" fo:font-size="12pt" fo:font-weight="bold" officeooo:rsid="00565a54" style:font-size-asian="12pt" style:font-weight-asian="bold" style:font-size-complex="12pt" style:font-weight-complex="bold"/>
    </style:style>
    <style:style style:name="T41" style:family="text">
      <style:text-properties style:text-line-through-style="none" style:text-line-through-type="none" style:font-name="DejaVu Sans Condensed" fo:font-size="12pt" fo:font-weight="bold" officeooo:rsid="00335e4f" style:font-size-asian="12pt" style:font-weight-asian="bold" style:font-size-complex="12pt" style:font-weight-complex="bold"/>
    </style:style>
    <style:style style:name="T42" style:family="text">
      <style:text-properties style:text-line-through-style="none" style:text-line-through-type="none" style:font-name="DejaVu Sans Condensed" fo:font-size="12pt" officeooo:rsid="00565a54" style:font-size-asian="12pt" style:font-size-complex="12pt"/>
    </style:style>
    <style:style style:name="T43" style:family="text">
      <style:text-properties officeooo:rsid="0062b20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0">2</text:span><text:span text:style-name="T13">0</text:span><text:span text:style-name="T10">1</text:span><text:span text:style-name="T11"> - </text:span><text:span text:style-name="T20">Ground - </text:span><text:span text:style-name="T12">Cold Start</text:span></text:p>
      <text:p text:style-name="P2"/>
      <text:p text:style-name="P5"><text:span text:style-name="T24">Cold Start Checklist</text:span><text:span text:style-name="T25"> -- </text:span><text:span text:style-name="T26">Auto Start is </text:span><text:span text:style-name="T27">slower</text:span><text:span text:style-name="T28"> (6m36s vs about 5m20s for manual)</text:span></text:p>
      <text:list xml:id="list1387038193" text:style-name="L1">
        <text:list-item>
          <text:p text:style-name="P6"><text:span text:style-name="T36">B</text:span><text:span text:style-name="T37">attery </text:span><text:span text:style-name="T41">s</text:span><text:span text:style-name="T37">witch</text:span><text:span text:style-name="T32"> ... </text:span><text:span text:style-name="T38">PWR</text:span><text:span text:style-name="T33"> (right console outboard forward)</text:span></text:p>
        </text:list-item>
        <text:list-item>
          <text:p text:style-name="P11"><text:span text:style-name="T9">I</text:span><text:span text:style-name="T8">nverter </text:span><text:span text:style-name="T15">switch</text:span><text:span text:style-name="T4"> </text:span><text:span text:style-name="T1">... </text:span><text:span text:style-name="T8">STBY</text:span><text:span text:style-name="T2"> (right console outboard forward)</text:span></text:p>
        </text:list-item>
        <text:list-item>
          <text:p text:style-name="P12"><text:span text:style-name="T8">APU </text:span><text:span text:style-name="T14">switch</text:span><text:span text:style-name="T2"> </text:span><text:span text:style-name="T1">... </text:span><text:span text:style-name="T8">START</text:span><text:span text:style-name="T2"> (next to throttle, inboard)</text:span></text:p>
        </text:list-item>
        <text:list-item>
          <text:p text:style-name="P13"><text:span text:style-name="T14">Canopy</text:span><text:span text:style-name="T2"> ... </text:span><text:span text:style-name="T14">Close</text:span><text:span text:style-name="T2"> (</text:span><text:span text:style-name="T14">T7 switch</text:span><text:span text:style-name="T2"> up to toggle open/closed)</text:span></text:p>
        </text:list-item>
        <text:list-item>
          <text:p text:style-name="P14"><text:span text:style-name="T1">When </text:span><text:span text:style-name="T8">APU RPM</text:span><text:span text:style-name="T1"> is </text:span><text:span text:style-name="T8">100%</text:span><text:span text:style-name="T2"> (bottom right of engine gauge cluster)</text:span><text:span text:style-name="T1">:</text:span></text:p>
          <text:list>
            <text:list-item>
              <text:p text:style-name="P14"><text:span text:style-name="T8">APU Generator switch</text:span><text:span text:style-name="T1"> ... </text:span><text:span text:style-name="T8">ON</text:span><text:span text:style-name="T2"> (right console outboard forward)</text:span></text:p>
            </text:list-item>
          </text:list>
        </text:list-item>
        <text:list-item>
          <text:p text:style-name="P7"><text:span text:style-name="T40">CDU switch</text:span><text:span text:style-name="T31"> ... </text:span><text:span text:style-name="T40">ON</text:span><text:span text:style-name="T34"> (right console inboard middle, under CDU keyboard)</text:span></text:p>
        </text:list-item>
        <text:list-item>
          <text:p text:style-name="P15"><text:span text:style-name="T8">EGI</text:span><text:span text:style-name="T1"> </text:span><text:span text:style-name="T8">switch</text:span><text:span text:style-name="T1"> ... </text:span><text:span text:style-name="T8">ON</text:span><text:span text:style-name="T3"> (right console inboard middle, under CDU keyboard)</text:span></text:p>
          <text:list>
            <text:list-item>
              <text:p text:style-name="P15"><text:span text:style-name="T4">EGI </text:span><text:span text:style-name="T1">(Embedded GPS-INS)</text:span><text:span text:style-name="T4"> a</text:span><text:span text:style-name="T1">lignment takes </text:span><text:span text:style-name="T8">4 minutes</text:span><text:span text:style-name="T1">.</text:span></text:p>
            </text:list-item>
            <text:list-item>
              <text:p text:style-name="P7"><text:span text:style-name="T33">Monitor alignment on CDU </text:span><text:span text:style-name="T35">display or CDU page on MFD</text:span><text:span text:style-name="T33">.</text:span></text:p>
            </text:list-item>
          </text:list>
        </text:list-item>
        <text:list-item>
          <text:p text:style-name="P18"><text:span text:style-name="T8">Start left engine</text:span><text:span text:style-name="T21">:</text:span></text:p>
        </text:list-item>
      </text:list>
      <text:list xml:id="list323044820" text:style-name="L2">
        <text:list-item>
          <text:list>
            <text:list-item>
              <text:p text:style-name="P17"><text:span text:style-name="T8">Left throttle</text:span><text:span text:style-name="T1"> ... </text:span><text:span text:style-name="T8">IDLE</text:span><text:span text:style-name="T1"> (</text:span><text:span text:style-name="T8">shift-Bottom Thumb Button press</text:span><text:span text:style-name="T1">)</text:span></text:p>
            </text:list-item>
            <text:list-item>
              <text:p text:style-name="P9"><text:span text:style-name="T31">Engine will start automatically and spool up to </text:span><text:span text:style-name="T39">60</text:span><text:span text:style-name="T40">%</text:span><text:span text:style-name="T31"> idle.</text:span></text:p>
            </text:list-item>
          </text:list>
        </text:list-item>
      </text:list>
      <text:list xml:id="list83229017343722" text:continue-list="list1387038193" text:style-name="L1">
        <text:list-item>
          <text:p text:style-name="P19"><text:span text:style-name="T8">APU Generator </text:span><text:span text:style-name="T15">switch</text:span><text:span text:style-name="T22"> </text:span><text:span text:style-name="T21">... </text:span><text:span text:style-name="T8">OFF</text:span><text:span text:style-name="T15"> (</text:span><text:span text:style-name="T23">right console outboard forward)</text:span></text:p>
        </text:list-item>
        <text:list-item>
          <text:p text:style-name="P25"><text:span text:style-name="T40">Start right engine</text:span><text:span text:style-name="T42">:</text:span></text:p>
        </text:list-item>
      </text:list>
      <text:list xml:id="list4152667646" text:style-name="L3">
        <text:list-item>
          <text:list>
            <text:list-item>
              <text:p text:style-name="P10"><text:span text:style-name="T40">Right throttle</text:span><text:span text:style-name="T31"> ... </text:span><text:span text:style-name="T40">IDLE</text:span><text:span text:style-name="T31"> (</text:span><text:span text:style-name="T40">Bottom Thumb Button press</text:span><text:span text:style-name="T31">)</text:span></text:p>
            </text:list-item>
            <text:list-item>
              <text:p text:style-name="P10"><text:span text:style-name="T31">Engine will start automatically and spool up to </text:span><text:span text:style-name="T39">60</text:span><text:span text:style-name="T40">%</text:span><text:span text:style-name="T31"> idle.</text:span></text:p>
            </text:list-item>
          </text:list>
        </text:list-item>
      </text:list>
      <text:list xml:id="list83228420116078" text:continue-list="list83229017343722" text:style-name="L1">
        <text:list-item>
          <text:p text:style-name="P20"><text:span text:style-name="T1">When </text:span><text:span text:style-name="T8">both engines are started</text:span><text:span text:style-name="T1">:</text:span></text:p>
          <text:list>
            <text:list-item>
              <text:p text:style-name="P14"><text:span text:style-name="T8">APU switch</text:span><text:span text:style-name="T1"> ... </text:span><text:span text:style-name="T8">OFF</text:span><text:span text:style-name="T2"> (next to throttle, inboard)</text:span></text:p>
            </text:list-item>
          </text:list>
        </text:list-item>
        <text:list-item>
          <text:p text:style-name="P12"><text:span text:style-name="T8">Left and Right MFDs</text:span><text:span text:style-name="T1"> ... </text:span><text:span text:style-name="T8">DAY</text:span><text:span text:style-name="T1"> or </text:span><text:span text:style-name="T8">NT</text:span><text:span text:style-name="T1"> as needed (power knobs in lower left corner of MFDs)</text:span></text:p>
        </text:list-item>
        <text:list-item>
          <text:p text:style-name="P12"><text:span text:style-name="T8">CICU switch</text:span><text:span text:style-name="T1"> ... </text:span><text:span text:style-name="T8">ON</text:span><text:span text:style-name="T3"> (lower left instrument panel)</text:span></text:p>
        </text:list-item>
        <text:list-item>
          <text:p text:style-name="P16"><text:span text:style-name="T8">JTRS switch</text:span><text:span text:style-name="T1"> ... </text:span><text:span text:style-name="T8">ON</text:span><text:span text:style-name="T3"> (lower left instrument panel)</text:span></text:p>
        </text:list-item>
        <text:list-item>
          <text:p text:style-name="P16"><text:span text:style-name="T8">IFFCC switch</text:span><text:span text:style-name="T1"> ... </text:span><text:span text:style-name="T8">ON</text:span><text:span text:style-name="T3"> (lower left instrument panel)</text:span></text:p>
        </text:list-item>
        <text:list-item>
          <text:p text:style-name="P7"><text:span text:style-name="T39">PITOT HEAT</text:span><text:span text:style-name="T40"> switch</text:span><text:span text:style-name="T31"> ... </text:span><text:span text:style-name="T40">ON</text:span><text:span text:style-name="T34"> (right console outboard middle, next to cabin pressure gauge)</text:span></text:p>
        </text:list-item>
        <text:list-item>
          <text:p text:style-name="P15"><text:span text:style-name="T16">SAI</text:span><text:span text:style-name="T3"> ... </text:span><text:span text:style-name="T16">Uncage and center</text:span><text:span text:style-name="T3"> (lower left instrument panel)</text:span></text:p>
        </text:list-item>
        <text:list-item>
          <text:p text:style-name="P8"><text:span text:style-name="T39">PITCH</text:span><text:span text:style-name="T31"> and </text:span><text:span text:style-name="T40">Y</text:span><text:span text:style-name="T39">AW</text:span><text:span text:style-name="T40"> SAS switches</text:span><text:span text:style-name="T31"> ... </text:span><text:span text:style-name="T40">ON</text:span><text:span text:style-name="T31"> (left console</text:span><text:span text:style-name="T34"> outboard forward</text:span><text:span text:style-name="T31">)</text:span></text:p>
        </text:list-item>
        <text:list-item>
          <text:p text:style-name="P12"><text:span text:style-name="T8">TAKEOFF TRIM button</text:span><text:span text:style-name="T1"> ... </text:span><text:span text:style-name="T8">press and hold</text:span><text:span text:style-name="T1"> </text:span><text:span text:style-name="T3">until </text:span><text:span text:style-name="T8">TAKEOFF TRIM</text:span><text:span text:style-name="T1"> light above switch illuminate</text:span><text:span text:style-name="T3">s, then release</text:span><text:span text:style-name="T7"> (left console outboard middle, by throttle)</text:span></text:p>
        </text:list-item>
        <text:list-item>
          <text:p text:style-name="P21">Activate countermeasures system<text:span text:style-name="T43"> on CMDS panel</text:span> (right console inboard forward):</text:p>
          <text:list>
            <text:list-item>
              <text:p text:style-name="P15"><text:span text:style-name="T8">Countermeasures mode knob</text:span><text:span text:style-name="T1"> ... </text:span><text:span text:style-name="T8">MAN</text:span><text:span text:style-name="T1"> or </text:span><text:span text:style-name="T8">SEMI</text:span><text:span text:style-name="T1"> as needed (TODO??)</text:span></text:p>
            </text:list-item>
            <text:list-item>
              <text:p text:style-name="P15"><text:span text:style-name="T16">MWS</text:span><text:span text:style-name="T3">, </text:span><text:span text:style-name="T16">JMR</text:span><text:span text:style-name="T3">, </text:span><text:span text:style-name="T16">RWR</text:span><text:span text:style-name="T3">, </text:span><text:span text:style-name="T16">DISP switches</text:span><text:span text:style-name="T3"> ... </text:span><text:span text:style-name="T16">ON</text:span><text:span text:style-name="T3"> (middle position)</text:span></text:p>
            </text:list-item>
          </text:list>
        </text:list-item>
        <text:list-item>
          <text:p text:style-name="P15"><text:span text:style-name="T16">ANTI-SKID switch</text:span><text:span text:style-name="T3"> ... </text:span><text:span text:style-name="T16">ON</text:span><text:span text:style-name="T4"> (far left instrument panel)</text:span></text:p>
        </text:list-item>
        <text:list-item>
          <text:p text:style-name="P15"><text:span text:style-name="T1">When </text:span><text:span text:style-name="T8">EGI</text:span><text:span text:style-name="T1"> is aligned (shows "</text:span><text:span text:style-name="T8">T=4.0 0.8</text:span><text:span text:style-name="T1">"</text:span><text:span text:style-name="T4"> on CDU page</text:span><text:span text:style-name="T1">):</text:span></text:p>
          <text:list>
            <text:list-item>
              <text:p text:style-name="P15"><text:span text:style-name="T5">CDU </text:span><text:span text:style-name="T17">NAV</text:span><text:span text:style-name="T5"> </text:span><text:span text:style-name="T1">OSB (R4)</text:span><text:span text:style-name="T5"> ... press</text:span><text:span text:style-name="T1"> to select NAV mode</text:span></text:p>
            </text:list-item>
            <text:list-item>
              <text:p text:style-name="P22"><text:span text:style-name="T1">HSI </text:span><text:span text:style-name="T8">EGI</text:span><text:span text:style-name="T1"> button ... </text:span><text:span text:style-name="T8">press</text:span><text:span text:style-name="T1"> to select EGI as navigation source (under HSI compass)</text:span></text:p>
            </text:list-item>
            <text:list-item>
              <text:p text:style-name="P22"><text:span text:style-name="T8">EAC switch</text:span><text:span text:style-name="T1"> ... </text:span><text:span text:style-name="T8">ON</text:span><text:span text:style-name="T1"> (left console inboard, just behind throttle)</text:span></text:p>
            </text:list-item>
          </text:list>
        </text:list-item>
        <text:list-item>
          <text:p text:style-name="P12"><text:span text:style-name="T8">Ejection seat</text:span><text:span text:style-name="T1"> ... </text:span><text:span text:style-name="T8">ARM</text:span><text:span text:style-name="T4"> (left side of seat)</text:span></text:p>
        </text:list-item>
        <text:list-item>
          <text:p text:style-name="P23"><text:span text:style-name="T15">U</text:span><text:span text:style-name="T8">HF radio function knob</text:span><text:span text:style-name="T1"> ... </text:span><text:span text:style-name="T8">MAIN</text:span><text:span text:style-name="T1"> or </text:span><text:span text:style-name="T8">BOTH</text:span><text:span text:style-name="T1"> (left console inboard rear)</text:span></text:p>
        </text:list-item>
        <text:list-item>
          <text:p text:style-name="P24"><text:span text:style-name="T18">VHF</text:span><text:span text:style-name="T8"> radio</text:span><text:span text:style-name="T18">s 1 and 2</text:span><text:span text:style-name="T8"> function knob</text:span><text:span text:style-name="T19">s</text:span><text:span text:style-name="T1"> ... </text:span><text:span text:style-name="T18">TR</text:span><text:span text:style-name="T6"> </text:span><text:span text:style-name="T1">(left console inboard rear</text:span><text:span text:style-name="T6">, front and back of the UHF radio panel)</text:span></text:p>
        </text:list-item>
      </text:list>
      <text:p text:style-name="P3"/>
      <text:p text:style-name="P4"><text:span text:style-name="T29">Proceed with rest of preflight checklist </text:span><text:span text:style-name="T30">on next pag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3-15T08:32:27.065000000</dc:date>
    <meta:editing-duration>PT18H30M58S</meta:editing-duration>
    <meta:editing-cycles>73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41" meta:word-count="443" meta:character-count="2489" meta:non-whitespace-character-count="2125"/>
  </office:meta>
</office:document-meta>
</file>